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5d60" officeooo:paragraph-rsid="00065d60"/>
    </style:style>
    <style:style style:name="P2" style:family="paragraph" style:parent-style-name="Standard">
      <style:text-properties officeooo:rsid="0008138b" officeooo:paragraph-rsid="0008138b"/>
    </style:style>
    <style:style style:name="P3" style:family="paragraph" style:parent-style-name="Standard">
      <style:text-properties officeooo:rsid="00065d60" officeooo:paragraph-rsid="0008138b"/>
    </style:style>
    <style:style style:name="P4" style:family="paragraph" style:parent-style-name="Standard">
      <style:text-properties officeooo:rsid="000ac74c" officeooo:paragraph-rsid="000ac74c"/>
    </style:style>
    <style:style style:name="P5" style:family="paragraph" style:parent-style-name="Standard">
      <style:text-properties officeooo:paragraph-rsid="00130771"/>
    </style:style>
    <style:style style:name="P6" style:family="paragraph" style:parent-style-name="Standard">
      <style:text-properties officeooo:rsid="00065d60" officeooo:paragraph-rsid="0016e090"/>
    </style:style>
    <style:style style:name="P7" style:family="paragraph" style:parent-style-name="Standard">
      <style:text-properties officeooo:rsid="0018091a" officeooo:paragraph-rsid="0018091a"/>
    </style:style>
    <style:style style:name="P8" style:family="paragraph" style:parent-style-name="Standard">
      <style:text-properties officeooo:rsid="0019e15b" officeooo:paragraph-rsid="0019e15b"/>
    </style:style>
    <style:style style:name="P9" style:family="paragraph" style:parent-style-name="Standard">
      <style:text-properties officeooo:rsid="00065d60" officeooo:paragraph-rsid="001d9451"/>
    </style:style>
    <style:style style:name="P10" style:family="paragraph" style:parent-style-name="Standard">
      <style:text-properties officeooo:rsid="00065d60" officeooo:paragraph-rsid="0018091a"/>
    </style:style>
    <style:style style:name="T1" style:family="text">
      <style:text-properties officeooo:rsid="0008138b"/>
    </style:style>
    <style:style style:name="T2" style:family="text">
      <style:text-properties officeooo:rsid="000e2c26"/>
    </style:style>
    <style:style style:name="T3" style:family="text">
      <style:text-properties officeooo:rsid="000f3581"/>
    </style:style>
    <style:style style:name="T4" style:family="text">
      <style:text-properties officeooo:rsid="000fcdd2"/>
    </style:style>
    <style:style style:name="T5" style:family="text">
      <style:text-properties officeooo:rsid="00130771"/>
    </style:style>
    <style:style style:name="T6" style:family="text">
      <style:text-properties officeooo:rsid="0014cb9f"/>
    </style:style>
    <style:style style:name="T7" style:family="text">
      <style:text-properties officeooo:rsid="0011837a"/>
    </style:style>
    <style:style style:name="T8" style:family="text">
      <style:text-properties officeooo:rsid="0018091a"/>
    </style:style>
    <style:style style:name="T9" style:family="text">
      <style:text-properties officeooo:rsid="001b53f4"/>
    </style:style>
    <style:style style:name="T10" style:family="text">
      <style:text-properties officeooo:rsid="001ceb1e"/>
    </style:style>
    <style:style style:name="T11" style:family="text">
      <style:text-properties officeooo:rsid="001d94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1 Assignment 1 Part 1</text:p>
      <text:p text:style-name="P1">January 26, 2025</text:p>
      <text:p text:style-name="P1"/>
      <text:p text:style-name="P1">For each malware: SQLSlammer, WannaCry, Duqu, Flame, Stuxnet, Opasrv, Melissa, and Koobface answer the following questions:</text:p>
      <text:p text:style-name="P1"/>
      <text:p text:style-name="P1">1. Choose any Vendor or Government DB and look up the above listed malware. Then answer the remaining questions. Examples of websites are included within Module 1- Assignment Part 1. Good Intel DB places to start: McAfee, Symantec, Trend Micro, MITRE.</text:p>
      <text:p text:style-name="P1"/>
      <text:p text:style-name="P1">2. Does the name and list of variants match 1:1 between the databases in Question 1? Describe the relationship you do see.</text:p>
      <text:p text:style-name="P1"/>
      <text:p text:style-name="P1">3. Use the National Vulnerability Database (https://nvd.nist.gov/), BugTraq (http://www.securityfocus.com/archives), and Full-­­Disclosure (http://seclists.org/fulldisclosure/) to list at least 3 advisories that relate to this worm.</text:p>
      <text:p text:style-name="P1"/>
      <text:p text:style-name="P1">4. Describe how the worm is propagated.</text:p>
      <text:p text:style-name="P1"/>
      <text:p text:style-name="P1">5. Describe how you would detect this propagation.</text:p>
      <text:p text:style-name="P1"/>
      <text:p text:style-name="P1">6. If the worm had a variant, describe at least one of these variants and if your proposed detection method would still be affective in detecting the variant.</text:p>
      <text:p text:style-name="P1"/>
      <text:p text:style-name="P2">For each:</text:p>
      <text:p text:style-name="P2"><text:s text:c="2"/>1. look it up</text:p>
      <text:p text:style-name="P1"><text:span text:style-name="T1"><text:s text:c="2"/>2. do names/variants match up on dbs?</text:span></text:p>
      <text:p text:style-name="P1"><text:s text:c="2"/><text:span text:style-name="T1">3. use nvd nist, bugtraq, full disclosure to list 3 advisories</text:span></text:p>
      <text:p text:style-name="P1"><text:span text:style-name="T1"><text:s text:c="2"/>4. describe how it propagates</text:span></text:p>
      <text:p text:style-name="P1"><text:span text:style-name="T1"><text:s text:c="2"/>5. describe how to detect propagation</text:span></text:p>
      <text:p text:style-name="P2"><text:s text:c="2"/>6. if there’s variants, describe one and would your method still detect it?</text:p>
      <text:p text:style-name="P3"/>
      <text:p text:style-name="P4">General</text:p>
      <text:p text:style-name="P4"><text:a xlink:type="simple" xlink:href="https://www.trellix.com/security-awareness/ransomware/what-is-ransomware/" text:style-name="Internet_20_link" text:visited-style-name="Visited_20_Internet_20_Link">https://www.trellix.com/security-awareness/ransomware/what-is-ransomware/</text:a></text:p>
      <text:p text:style-name="P4"><text:a xlink:type="simple" xlink:href="https://www.cse.wustl.edu/~jain/cse571-09/ftp/worms/index.html" text:style-name="Internet_20_link" text:visited-style-name="Visited_20_Internet_20_Link">https://www.cse.wustl.edu/~jain/cse571-09/ftp/worms/index.html</text:a></text:p>
      <text:p text:style-name="P4"><text:a xlink:type="simple" xlink:href="https://www.kaspersky.com/resource-center/threats/computer-viruses-vs-worms" text:style-name="Internet_20_link" text:visited-style-name="Visited_20_Internet_20_Link">https://www.kaspersky.com/resource-center/threats/computer-viruses-vs-worms</text:a></text:p>
      <text:p text:style-name="P4"/>
      <text:p text:style-name="P4"/>
      <text:p text:style-name="P3">SQLSlammer</text:p>
      <text:p text:style-name="P3"/>
      <text:p text:style-name="P5"><text:span text:style-name="T2">The CVE-2002-0649 vulnerability describes buffer overflows in the Resolution Service for MySQL Server 2000 and Microsoft Desktop Engine that can be exploited. </text:span><text:span text:style-name="T3">The NVD NIST Page describes the </text:span><text:span text:style-name="T4">CVE and lists the severity</text:span><text:span text:style-name="T3"> as “7.5 </text:span><text:span text:style-name="T4">High”</text:span><text:span text:style-name="T3">. </text:span><text:span text:style-name="T4">Microsoft’s Security Bulletin names the vulnerability “Q323875” and calls the severity “Critical”. Bugtraq calls the vulnerability “#NISR25072002” with the Severity “Critical/Very High”. </text:span><text:span text:style-name="T5">Carnegie Mellon calls the vulnerability “</text:span>VU#399260” <text:span text:style-name="T5">and states the “severity metric” as “</text:span>43.28”. <text:s/><text:span text:style-name="T6">There don’t appear to be variants listed on the advisory pages, and a</text:span><text:span text:style-name="T7">cross </text:span><text:soft-page-break/><text:span text:style-name="T7">the security advisories the description of the mechanism and affected software </text:span><text:span text:style-name="T6">are the priority and </text:span><text:span text:style-name="T7">remain the same, </text:span><text:span text:style-name="T6">while </text:span><text:span text:style-name="T7">the </text:span><text:span text:style-name="T8">name</text:span><text:span text:style-name="T7"> of the vulnerability, identifying numbers, and severity vary.</text:span></text:p>
      <text:p text:style-name="P5"/>
      <text:p text:style-name="P5"><text:a xlink:type="simple" xlink:href="https://nvd.nist.gov/vuln/detail/CVE-2002-0649#vulnCurrentDescriptionTitle" text:style-name="Internet_20_link" text:visited-style-name="Visited_20_Internet_20_Link">https://nvd.nist.gov/vuln/detail/CVE-2002-0649#vulnCurrentDescriptionTitle</text:a></text:p>
      <text:p text:style-name="P5"><text:a xlink:type="simple" xlink:href="https://www.cve.org/CVERecord?id=CVE-2002-0649" text:style-name="Internet_20_link" text:visited-style-name="Visited_20_Internet_20_Link">https://www.cve.org/CVERecord?id=CVE-2002-0649</text:a></text:p>
      <text:p text:style-name="P6"><text:a xlink:type="simple" xlink:href="https://marc.info/?l=bugtraq&amp;m=102760196931518&amp;w=2" text:style-name="Internet_20_link" text:visited-style-name="Visited_20_Internet_20_Link">https://marc.info/?l=bugtraq&amp;m=102760196931518&amp;w=2</text:a></text:p>
      <text:p text:style-name="P3"><text:a xlink:type="simple" xlink:href="https://www.kb.cert.org/vuls/id/399260" text:style-name="Internet_20_link" text:visited-style-name="Visited_20_Internet_20_Link">https://www.kb.cert.org/vuls/id/399260</text:a></text:p>
      <text:p text:style-name="P3"><text:a xlink:type="simple" xlink:href="https://learn.microsoft.com/en-us/security-updates/securitybulletins/2002/ms02-039" text:style-name="Internet_20_link" text:visited-style-name="Visited_20_Internet_20_Link">https://learn.microsoft.com/en-us/security-updates/securitybulletins/2002/ms02-039</text:a></text:p>
      <text:p text:style-name="P3"><text:a xlink:type="simple" xlink:href="https://seclists.org/fulldisclosure/2003/Jan/240" text:style-name="Internet_20_link" text:visited-style-name="Visited_20_Internet_20_Link">https://seclists.org/fulldisclosure/2003/Jan/240</text:a></text:p>
      <text:p text:style-name="P3"/>
      <text:p text:style-name="P7">Propagation</text:p>
      <text:p text:style-name="P7"/>
      <text:p text:style-name="P8">The SQL Slammer worm <text:span text:style-name="T9">fits in a single packet which infects a host running MS SQL or MSDE 2000 running with port 1434 open </text:span><text:span text:style-name="T10">to UDP </text:span><text:span text:style-name="T9">and executes a buffer overflow/overrun with the privileges of the SQL Service account from the flaw in the SQL Server Resolution Service. </text:span><text:span text:style-name="T10">It then uses a pseudo random number generation to get a new target to spread to, and sends the worm payload in a packet </text:span><text:span text:style-name="T11">on the same port (1434, UDP) to attempt to infect a new unpatched host.</text:span></text:p>
      <text:p text:style-name="P9"><text:a xlink:type="simple" xlink:href="https://seclists.org/fulldisclosure/2003/Jan/240" text:style-name="Internet_20_link" text:visited-style-name="Visited_20_Internet_20_Link">https://seclists.org/fulldisclosure/2003/Jan/240</text:a></text:p>
      <text:p text:style-name="P7"/>
      <text:p text:style-name="P7">Detection</text:p>
      <text:p text:style-name="P7"/>
      <text:p text:style-name="P7"/>
      <text:p text:style-name="P10"><text:a xlink:type="simple" xlink:href="https://www.welivesecurity.com/2016/09/30/flashback-friday-sql-slammer/" text:style-name="Internet_20_link" text:visited-style-name="Visited_20_Internet_20_Link">https://www.welivesecurity.com/2016/09/30/flashback-friday-sql-slammer/</text:a></text:p>
      <text:p text:style-name="P3"><text:a xlink:type="simple" xlink:href="https://en.wikipedia.org/wiki/SQL_Slammer" text:style-name="Internet_20_link" text:visited-style-name="Visited_20_Internet_20_Link">https://en.wikipedia.org/wiki/SQL_Slammer</text:a></text:p>
      <text:p text:style-name="P3"/>
      <text:p text:style-name="P3"/>
      <text:p text:style-name="P3"/>
      <text:p text:style-name="P3"/>
      <text:p text:style-name="P3"/>
      <text:p text:style-name="P3">WannaCry</text:p>
      <text:p text:style-name="P3"><text:a xlink:type="simple" xlink:href="https://www.tripwire.com/state-of-security/over-12000-wannacry-variants-detected-in-the-wild" text:style-name="Internet_20_link" text:visited-style-name="Visited_20_Internet_20_Link">https://www.tripwire.com/state-of-security/over-12000-wannacry-variants-detected-in-the-wild</text:a></text:p>
      <text:p text:style-name="P3"><text:a xlink:type="simple" xlink:href="https://www.trellix.com/security-awareness/ransomware/what-is-ransomware/" text:style-name="Internet_20_link" text:visited-style-name="Visited_20_Internet_20_Link">https://www.trellix.com/security-awareness/ransomware/what-is-ransomware/</text:a></text:p>
      <text:p text:style-name="P3"><text:a xlink:type="simple" xlink:href="https://www.technologyreview.com/2020/01/24/276082/lazarus-group-dragonex-chainalysis/" text:style-name="Internet_20_link" text:visited-style-name="Visited_20_Internet_20_Link">https://www.technologyreview.com/2020/01/24/276082/lazarus-group-dragonex-chainalysis/</text:a></text:p>
      <text:p text:style-name="P3"><text:a xlink:type="simple" xlink:href="https://nmap.org/nsedoc/scripts/smb-vuln-ms17-010.html" text:style-name="Internet_20_link" text:visited-style-name="Visited_20_Internet_20_Link">https://nmap.org/nsedoc/scripts/smb-vuln-ms17-010.html</text:a></text:p>
      <text:p text:style-name="P3"><text:a xlink:type="simple" xlink:href="https://msrc.microsoft.com/update-guide/en-US/vulnerability/CVE-2017-0144" text:style-name="Internet_20_link" text:visited-style-name="Visited_20_Internet_20_Link">https://msrc.microsoft.com/update-guide/en-US/vulnerability/CVE-2017-0144</text:a></text:p>
      <text:p text:style-name="P3"><text:a xlink:type="simple" xlink:href="https://www.npr.org/sections/thetwo-way/2017/05/15/528451534/wannacry-ransomware-what-we-know-monday" text:style-name="Internet_20_link" text:visited-style-name="Visited_20_Internet_20_Link">https://www.npr.org/sections/thetwo-way/2017/05/15/528451534/wannacry-ransomware-what-we-know-monday</text:a></text:p>
      <text:p text:style-name="P3"/>
      <text:p text:style-name="P3"/>
      <text:p text:style-name="P3"/>
      <text:p text:style-name="P3">Duqu</text:p>
      <text:p text:style-name="P3"><text:a xlink:type="simple" xlink:href="https://www.infosecinstitute.com/resources/malware-analysis/duqu-2-0-the-most-sophisticated-malware-ever-seen/" text:style-name="Internet_20_link" text:visited-style-name="Visited_20_Internet_20_Link">https://www.infosecinstitute.com/resources/malware-analysis/duqu-2-0-the-most-sophisticated-malware-ever-seen/</text:a></text:p>
      <text:p text:style-name="P3"><text:a xlink:type="simple" xlink:href="https://en.wikipedia.org/wiki/Duqu" text:style-name="Internet_20_link" text:visited-style-name="Visited_20_Internet_20_Link">https://en.wikipedia.org/wiki/Duqu</text:a></text:p>
      <text:p text:style-name="P3"/>
      <text:p text:style-name="P3"/>
      <text:p text:style-name="P3">Flame</text:p>
      <text:p text:style-name="P3"><text:a xlink:type="simple" xlink:href="https://www.telegraph.co.uk/news/worldnews/middleeast/iran/9295938/Flame-worlds-most-complex-computer-virus-exposed.html" text:style-name="Internet_20_link" text:visited-style-name="Visited_20_Internet_20_Link">https://www.telegraph.co.uk/news/worldnews/middleeast/iran/9295938/Flame-worlds-most-complex-computer-virus-exposed.html</text:a></text:p>
      <text:p text:style-name="P3"><text:a xlink:type="simple" xlink:href="https://webcitation.org/68347vKEs?url=https://www.securelist.com/en/blog/208193522/The_Flame_Questions_and_Answers" text:style-name="Internet_20_link" text:visited-style-name="Visited_20_Internet_20_Link"><text:soft-page-break/>https://webcitation.org/68347vKEs?url=https://www.securelist.com/en/blog/208193522/The_Flame_Questions_and_Answers</text:a></text:p>
      <text:p text:style-name="P3"><text:a xlink:type="simple" xlink:href="https://www.vice.com/en/article/researchers-uncover-new-version-of-the-infamous-flame-malware/" text:style-name="Internet_20_link" text:visited-style-name="Visited_20_Internet_20_Link">https://www.vice.com/en/article/researchers-uncover-new-version-of-the-infamous-flame-malware/</text:a></text:p>
      <text:p text:style-name="P3"/>
      <text:p text:style-name="P3"/>
      <text:p text:style-name="P3">Stuxnet</text:p>
      <text:p text:style-name="P3"><text:a xlink:type="simple" xlink:href="https://www.mcafee.com/blogs/other-blogs/mcafee-labs/stuxnet-update/" text:style-name="Internet_20_link" text:visited-style-name="Visited_20_Internet_20_Link">https://www.mcafee.com/blogs/other-blogs/mcafee-labs/stuxnet-update/</text:a></text:p>
      <text:p text:style-name="P3"><text:a xlink:type="simple" xlink:href="https://en.wikipedia.org/wiki/Stuxnet" text:style-name="Internet_20_link" text:visited-style-name="Visited_20_Internet_20_Link">https://en.wikipedia.org/wiki/Stuxnet</text:a></text:p>
      <text:p text:style-name="P3"><text:a xlink:type="simple" xlink:href="https://www.infosecurity-magazine.com/news/stuxnet-returns-striking-iran-with/" text:style-name="Internet_20_link" text:visited-style-name="Visited_20_Internet_20_Link">https://www.infosecurity-magazine.com/news/stuxnet-returns-striking-iran-with/</text:a></text:p>
      <text:p text:style-name="P3"/>
      <text:p text:style-name="P3"/>
      <text:p text:style-name="P3">Opasrv</text:p>
      <text:p text:style-name="P3"><text:a xlink:type="simple" xlink:href="https://www.microsoft.com/en-us/wdsi/threats/malware-encyclopedia-description?name=Win32%2FOpaserv" text:style-name="Internet_20_link" text:visited-style-name="Visited_20_Internet_20_Link">https://www.microsoft.com/en-us/wdsi/threats/malware-encyclopedia-description?name=Win32%2FOpaserv</text:a></text:p>
      <text:p text:style-name="P3"><text:a xlink:type="simple" xlink:href="https://www.f-secure.com/v-descs/opasoft.shtml" text:style-name="Internet_20_link" text:visited-style-name="Visited_20_Internet_20_Link">https://www.f-secure.com/v-descs/opasoft.shtml</text:a></text:p>
      <text:p text:style-name="P3"><text:a xlink:type="simple" xlink:href="http://virus.wikidot.com/opaserv" text:style-name="Internet_20_link" text:visited-style-name="Visited_20_Internet_20_Link">http://virus.wikidot.com/opaserv</text:a></text:p>
      <text:p text:style-name="P3"><text:a xlink:type="simple" xlink:href="https://www.sophos.com/en-us/threat-center/threat-analyses/viruses-and-spyware/W32~Opaserv-O/detailed-analysis" text:style-name="Internet_20_link" text:visited-style-name="Visited_20_Internet_20_Link">https://www.sophos.com/en-us/threat-center/threat-analyses/viruses-and-spyware/W32~Opaserv-O/detailed-analysis</text:a></text:p>
      <text:p text:style-name="P3"><text:a xlink:type="simple" xlink:href="https://www.microsoft.com/en-us/wdsi/threats/malware-encyclopedia-description?name=Win32%2FOpaserv" text:style-name="Internet_20_link" text:visited-style-name="Visited_20_Internet_20_Link">https://www.microsoft.com/en-us/wdsi/threats/malware-encyclopedia-description?name=Win32%2FOpaserv</text:a></text:p>
      <text:p text:style-name="P3"/>
      <text:p text:style-name="P3"/>
      <text:p text:style-name="P3">Melissa</text:p>
      <text:p text:style-name="P3"><text:a xlink:type="simple" xlink:href="https://www.trendmicro.com/vinfo/id/threat-encyclopedia/malware/W97M_MELISSA.FY" text:style-name="Internet_20_link" text:visited-style-name="Visited_20_Internet_20_Link">https://www.trendmicro.com/vinfo/id/threat-encyclopedia/malware/W97M_MELISSA.FY</text:a></text:p>
      <text:p text:style-name="P3"><text:a xlink:type="simple" xlink:href="https://www.fbi.gov/news/stories/melissa-virus-20th-anniversary-032519" text:style-name="Internet_20_link" text:visited-style-name="Visited_20_Internet_20_Link">https://www.fbi.gov/news/stories/melissa-virus-20th-anniversary-032519</text:a></text:p>
      <text:p text:style-name="P3"/>
      <text:p text:style-name="P3"/>
      <text:p text:style-name="P3">Koobface</text:p>
      <text:p text:style-name="P3"><text:a xlink:type="simple" xlink:href="https://en.wikipedia.org/wiki/Koobface" text:style-name="Internet_20_link" text:visited-style-name="Visited_20_Internet_20_Link">https://en.wikipedia.org/wiki/Koobface</text:a></text:p>
      <text:p text:style-name="P3"><text:a xlink:type="simple" xlink:href="https://www.kaspersky.com/resource-center/definitions/what-is-the-koobface-virus" text:style-name="Internet_20_link" text:visited-style-name="Visited_20_Internet_20_Link">https://www.kaspersky.com/resource-center/definitions/what-is-the-koobface-virus</text:a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5:44:55.594483586</meta:creation-date>
    <dc:date>2025-01-26T18:22:41.467486298</dc:date>
    <meta:editing-duration>PT1H41M49S</meta:editing-duration>
    <meta:editing-cycles>17</meta:editing-cycles>
    <meta:generator>LibreOffice/24.8.2.1$MacOSX_AARCH64 LibreOffice_project/0f794b6e29741098670a3b95d60478a65d05ef13</meta:generator>
    <meta:document-statistic meta:table-count="0" meta:image-count="0" meta:object-count="0" meta:page-count="3" meta:paragraph-count="66" meta:word-count="456" meta:character-count="5166" meta:non-whitespace-character-count="4766"/>
  </office:meta>
</office:document-meta>
</file>